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9.11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ro5" style:family="table-row">
      <style:table-row-properties style:row-height="31.86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13.1pt" fo:break-before="auto" style:use-optimal-row-height="true"/>
    </style:style>
    <style:style style:name="ro8" style:family="table-row">
      <style:table-row-properties style:row-height="24.35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-ranges="Hoja1.A1:Hoja1.E40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3da &lt;</text:span><text:span text:style-name="T1"><text:a xlink:href="https://github.com/cmancon/Ponchos/commit/658c5b10eacdf6d3b396f837c0620b47ce0e70f8" xlink:type="simple">658c5b</text:a></text:span><text:span text:style-name="T1">&gt;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https://github.com/cmancon/Ponchos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Diego Brengi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30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1" office:value-type="string" calcext:value-type="string">
            <text:p>Acción Tomada</text:p>
          </table:table-cell>
          <table:table-cell table:style-name="ce31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2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OK</text:p>
          </table:table-cell>
          <table:table-cell table:style-name="ce32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2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2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3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8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OK</text:p>
          </table:table-cell>
          <table:table-cell table:style-name="ce32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 office:value-type="string" calcext:value-type="string">
            <text:p>OK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5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 de tensión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ometarios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4" office:value-type="string" calcext:value-type="string">
            <text:p>GNDA necesita un power flag para que no de error. Es solo para que el DRC reporte cero errores.</text:p>
          </table:table-cell>
          <table:table-cell table:style-name="ce24" office:value-type="string" calcext:value-type="string">
            <text:p>Se colocó Power Flag</text:p>
          </table:table-cell>
          <table:table-cell table:style-name="ce35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6"/>
          <table:table-cell table:style-name="ce37"/>
          <table:table-cell table:number-columns-repeated="251"/>
        </table:table-row>
        <table:table-row table:style-name="ro4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6"/>
          <table:table-cell table:style-name="ce24"/>
          <table:table-cell table:style-name="ce36"/>
          <table:table-cell table:number-columns-repeated="251"/>
        </table:table-row>
        <table:table-row table:style-name="ro5">
          <table:table-cell table:style-name="ce11" office:value-type="string" calcext:value-type="string" table:number-columns-spanned="1" table:number-rows-spanned="18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8"/>
          <table:table-cell table:number-columns-repeated="251"/>
        </table:table-row>
        <table:table-row table:style-name="ro6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9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Tamaño de vía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6" office:value-type="string" calcext:value-type="string">
            <text:p>OK</text:p>
          </table:table-cell>
          <table:table-cell table:style-name="ce24" table:number-columns-repeated="2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6" office:value-type="string" calcext:value-type="string">
            <text:p>OK</text:p>
          </table:table-cell>
          <table:table-cell table:style-name="ce24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6" office:value-type="string" calcext:value-type="string">
            <text:p>OK</text:p>
          </table:table-cell>
          <table:table-cell table:style-name="ce24" table:number-columns-repeated="2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6" office:value-type="string" calcext:value-type="string">
            <text:p>Excelente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6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 table:number-columns-spanned="1" table:number-rows-spanned="2">
            <text:p>Áreas de cobre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7">
          <table:covered-table-cell table:style-name="ce8"/>
          <table:covered-table-cell table:style-name="ce13"/>
          <table:table-cell table:style-name="ce28" office:value-type="string" calcext:value-type="string">
            <text:p>OK</text:p>
          </table:table-cell>
          <table:table-cell table:style-name="ce24"/>
          <table:table-cell table:style-name="ce35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0:05:20.686155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2T10:13:06.729188626</dc:date>
    <meta:editing-duration>PT4H11M29S</meta:editing-duration>
    <meta:editing-cycles>24</meta:editing-cycles>
    <meta:document-statistic meta:table-count="1" meta:cell-count="80" meta:object-count="0"/>
  </office:meta>
</office:document-meta>
</file>